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202.4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243.41pt"/>
    </style:style>
    <style:style style:name="co7" style:family="table-column">
      <style:table-column-properties fo:break-before="auto" style:column-width="56.61pt"/>
    </style:style>
    <style:style style:name="co8" style:family="table-column">
      <style:table-column-properties fo:break-before="auto" style:column-width="244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ain_ta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021"/>
        </table:table-row>
        <table:table-row table:style-name="ro1">
          <table:table-cell table:style-name="ce2" office:value-type="string" calcext:value-type="string">
            <text:p>bib_type</text:p>
          </table:table-cell>
          <table:table-cell table:style-name="ce2" office:value-type="string" calcext:value-type="string">
            <text:p>custom</text:p>
          </table:table-cell>
          <table:table-cell table:style-name="ce2" office:value-type="string" calcext:value-type="string">
            <text:p>Category for entry type.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bibtexkey</text:p>
          </table:table-cell>
          <table:table-cell table:style-name="ce2" office:value-type="string" calcext:value-type="string">
            <text:p>custom</text:p>
          </table:table-cell>
          <table:table-cell table:style-name="ce2" office:value-type="string" calcext:value-type="string">
            <text:p>Identifier for reference entry (primary key).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Author(s) of `title`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kauthor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Author(s) of `booktitle`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or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Editor(s)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itution</text:p>
          </table:table-cell>
          <table:table-cell office:value-type="string" calcext:value-type="string">
            <text:p>organizations</text:p>
          </table:table-cell>
          <table:table-cell office:value-type="string" calcext:value-type="string">
            <text:p>University or simila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string" calcext:value-type="string">
            <text:p>organizations</text:p>
          </table:table-cell>
          <table:table-cell office:value-type="string" calcext:value-type="string">
            <text:p>Manual/website publisher or event sponso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blisher</text:p>
          </table:table-cell>
          <table:table-cell office:value-type="string" calcext:value-type="string">
            <text:p>organizations</text:p>
          </table:table-cell>
          <table:table-cell office:value-type="string" calcext:value-type="string">
            <text:p>Publisher(s)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Tit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k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Title of boo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n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Title of multi-volume boo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urnal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Or `journal`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sue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Title of journal special issu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ent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Title of conferenceor ev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Publication serie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Volume of journal or multi-volume boo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Numbered issue of journal or book in serie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Chapter number of <text:a xlink:href="mailto:%60@inCollection" xlink:type="simple">`@inCollection</text:a>`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Number of physical part of logical volu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Non-number issue of journ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lumes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Number of volumes for multi-volume wor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ion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As *integer* rather than ordin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Revision number for software or manu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bstate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Publication state.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ages</text:p>
          </table:table-cell>
          <table:table-cell office:value-type="string" calcext:value-type="string">
            <text:p>Page list or rang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getotal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Total number of page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Publication yea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Publication date as *YYYY-MM-DD*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entdate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Conference or event dat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ldate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Access date for `url`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UR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i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igital Object Identifi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Type of <text:a xlink:href="mailto:%60@manual" xlink:type="simple">`@manual</text:a>`, <text:a xlink:href="mailto:%60@report" xlink:type="simple">`@report</text:a>`, or <text:a xlink:href="mailto:%60@thesis" xlink:type="simple">`@thesis</text:a>`.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office:value-type="string" calcext:value-type="string">
            <text:p>Language of wor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standards</text:p>
          </table:table-cell>
          <table:table-cell office:value-type="string" calcext:value-type="string">
            <text:p>International Standard Book Numb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sn</text:p>
          </table:table-cell>
          <table:table-cell office:value-type="string" calcext:value-type="string">
            <text:p>standards</text:p>
          </table:table-cell>
          <table:table-cell office:value-type="string" calcext:value-type="string">
            <text:p>International Standard Serial Numb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an</text:p>
          </table:table-cell>
          <table:table-cell office:value-type="string" calcext:value-type="string">
            <text:p>standards</text:p>
          </table:table-cell>
          <table:table-cell office:value-type="string" calcext:value-type="string">
            <text:p>European Article Number.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ile</text:p>
          </table:table-cell>
          <table:table-cell office:value-type="string" calcext:value-type="string">
            <text:p>Local link to fi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Home of editorial or institutio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Location of an event.</text:p>
          </table:table-cell>
          <table:table-cell table:number-columns-repeated="1021"/>
        </table:table-row>
      </table:table>
      <table:table table:name="file_list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4" table:number-columns-repeated="1022" table:default-cell-style-name="Default"/>
        <table:table-row table:style-name="ro1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022"/>
        </table:table-row>
        <table:table-row table:style-name="ro1">
          <table:table-cell office:value-type="string" calcext:value-type="string">
            <text:p>bibtexkey</text:p>
          </table:table-cell>
          <table:table-cell office:value-type="string" calcext:value-type="string">
            <text:p>Identifier for respective reference entry (foreign key)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Name of the file (used as primary key)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me</text:p>
          </table:table-cell>
          <table:table-cell office:value-type="string" calcext:value-type="string">
            <text:p>MIME type, required by **JabRef**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Brief description of file.</text:p>
          </table:table-cell>
          <table:table-cell table:number-columns-repeated="1022"/>
        </table:table-row>
      </table:table>
      <table:table table:name="annotations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ibtexkey</text:p>
          </table:table-cell>
          <table:table-cell office:value-type="string" calcext:value-type="string">
            <text:p>Identifier for respective reference entry (foreign key).</text:p>
          </table:table-cell>
        </table:table-row>
        <table:table-row table:style-name="ro1">
          <table:table-cell office:value-type="string" calcext:value-type="string">
            <text:p>annotation</text:p>
          </table:table-cell>
          <table:table-cell office:value-type="string" calcext:value-type="string">
            <text:p>Annotations from the text.</text:p>
          </table:table-cell>
        </table:table-row>
      </table:table>
      <table:table table:name="ocr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Identifier of file from file_list (foreign key).</text:p>
          </table:table-cell>
        </table:table-row>
        <table:table-row table:style-name="ro1">
          <table:table-cell office:value-type="string" calcext:value-type="string">
            <text:p>ocr_text</text:p>
          </table:table-cell>
          <table:table-cell office:value-type="string" calcext:value-type="string">
            <text:p>Text automatically extracted from references.</text:p>
          </table:table-cell>
        </table:table-row>
      </table:table>
      <table:table table:name="entry_type" table:style-name="ta1">
        <office:forms form:automatic-focus="false" form:apply-design-mode="false"/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09:06:18.12067843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5:07:49.682770534</meta:creation-date>
    <dc:date>2020-12-19T11:31:38.646501388</dc:date>
    <meta:editing-duration>PT3H9M50S</meta:editing-duration>
    <meta:editing-cycles>24</meta:editing-cycles>
    <meta:generator>LibreOffice/6.0.7.3$Linux_X86_64 LibreOffice_project/00m0$Build-3</meta:generator>
    <meta:document-statistic meta:table-count="5" meta:cell-count="145" meta:object-count="0"/>
  </office:meta>
</office:document-meta>
</file>